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number-rows-repeated="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08">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0">00/00/0000</text:date>, <text:time style:data-style-name="N2" text:time-value="23:34:22.832729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1-20T23:40:45.508355400</dc:date>
    <meta:editing-duration>P31DT17H50M17S</meta:editing-duration>
    <meta:editing-cycles>764</meta:editing-cycles>
    <dc:description>Translation file for Lah-Mboh Mod</dc:description>
    <dc:rights>Perkedel Technologies</dc:rights>
    <dc:title>Lah-Mboh Doom mod translation</dc:title>
    <meta:document-statistic meta:table-count="5" meta:cell-count="3625" meta:object-count="0"/>
  </office:meta>
</office:document-meta>
</file>